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590000002AE8FCD52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800000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800000" fo:font-size="11pt" fo:language="none" fo:country="none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style:text-autospace="none"/>
      <style:text-properties fo:color="#800000" fo:font-size="11pt" fo:language="none" fo:country="none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st Calculation of Count of Divisor Sums &gt;= 2</text:p>
      <text:p text:style-name="P3"/>
      <text:p text:style-name="P3">Nathan McKenzie</text:p>
      <text:p text:style-name="P3"><text:a xlink:type="simple" xlink:href="mailto:kenzi_x@yahoo.com" text:style-name="Internet_20_link" text:visited-style-name="Visited_20_Internet_20_Link"/></text:p>
      <text:p text:style-name="P3">September 242009</text:p>
      <text:p text:style-name="P1"/>
      <text:p text:style-name="P1"/>
      <text:p text:style-name="P1">Preliminaries</text:p>
      <text:p text:style-name="P2"/>
      <text:p text:style-name="P4">Just to clear up some notation, through out this document, I am going to refer frequently to the following function:</text:p>
      <text:p text:style-name="P3"><draw:frame draw:style-name="fr2" draw:name="Object16" text:anchor-type="as-char" svg:width="1.3602in" svg:height="0.3382in" draw:z-index="1"><draw:object xlink:href="./Object 16" xlink:type="simple" xlink:show="embed" xlink:actuate="onLoad"/><draw:image xlink:href="./ObjectReplacements/Object 16" xlink:type="simple" xlink:show="embed" xlink:actuate="onLoad"/></draw:frame></text:p>
      <text:p text:style-name="P5">(0.1)</text:p>
      <text:p text:style-name="P4">where</text:p>
      <text:p text:style-name="P4"><draw:frame draw:style-name="fr1" draw:name="graphics2" text:anchor-type="paragraph" svg:x="1.4701in" svg:y="0in" svg:width="3.802in" svg:height="0.4626in" draw:z-index="0"><draw:image xlink:href="Pictures/10000000000001590000002AE8FCD528.png" xlink:type="simple" xlink:show="embed" xlink:actuate="onLoad"/></draw:frame></text:p>
      <text:p text:style-name="P4">According to Linnik's Identity, this means that</text:p>
      <text:p text:style-name="P4"/>
      <text:p text:style-name="P3">π*(n) = <draw:frame draw:style-name="fr2" draw:name="Object18" text:anchor-type="as-char" svg:width="1.2402in" svg:height="0.4362in" draw:z-index="2"><draw:object xlink:href="./Object 18" xlink:type="simple" xlink:show="embed" xlink:actuate="onLoad"/><draw:image xlink:href="./ObjectReplacements/Object 18" xlink:type="simple" xlink:show="embed" xlink:actuate="onLoad"/></draw:frame></text:p>
      <text:p text:style-name="P5">(0.2)</text:p>
      <text:p text:style-name="P3"/>
      <text:p text:style-name="P4">where π* is the prime power counting function. <text:s/>Thus, the problem of prime counting turns into the problem of calculating these various D'(n,k) values.</text:p>
      <text:p text:style-name="P4"/>
      <text:p text:style-name="P4">The fundamental relationships for D' are</text:p>
      <text:p text:style-name="P3"><draw:frame draw:style-name="fr2" draw:name="Object24" text:anchor-type="as-char" svg:width="1.011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2" draw:name="Object31" text:anchor-type="as-char" svg:width="0.7839in" svg:height="0.2091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4">and</text:p>
      <text:p text:style-name="P3"><text:s/><draw:frame draw:style-name="fr2" draw:name="Object19" text:anchor-type="as-char" svg:width="1.6965in" svg:height="0.4126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8">(0.3)</text:p>
      <text:p text:style-name="P6">Fast-ish Counting Method</text:p>
      <text:p text:style-name="P6"/>
      <text:p text:style-name="P7">The key to this method of counting is to consider the slightly more general function</text:p>
      <text:p text:style-name="P7"/>
      <text:p text:style-name="P9"><draw:frame draw:style-name="fr2" draw:name="Object1" text:anchor-type="as-char" svg:width="1.9236in" svg:height="0.4126in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3"><draw:frame draw:style-name="fr2" draw:name="Object3" text:anchor-type="as-char" svg:width="1.3571in" svg:height="0.2091in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9"><draw:frame draw:style-name="fr2" draw:name="Object2" text:anchor-type="as-char" svg:width="0.8957in" svg:height="0.2091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8">(1.1)</text:p>
      <text:p text:style-name="P9"/>
      <text:p text:style-name="P9"/>
      <text:p text:style-name="P7">So essentially, this function is a version of (0.3) with iteration starting at a specified integer rather than always at 2. <text:s/>Thus, rewriting (0.2) above, we can say we are looking for</text:p>
      <text:p text:style-name="P7"><text:soft-page-break/></text:p>
      <text:p text:style-name="P9">π*(n) = <draw:frame draw:style-name="fr2" draw:name="Object6" text:anchor-type="as-char" svg:width="1.3465in" svg:height="0.4362in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8">(1.2)</text:p>
      <text:p text:style-name="P8"/>
      <text:p text:style-name="P7">Although I won't list here where this relationship comes from, one key feature of the main function in (1.1) is</text:p>
      <text:p text:style-name="P7"/>
      <text:p text:style-name="P9"><draw:frame draw:style-name="fr2" draw:name="Object4" text:anchor-type="as-char" svg:width="2.3236in" svg:height="0.4528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8">(1.3)</text:p>
      <text:p text:style-name="P7">So, as an example,</text:p>
      <text:p text:style-name="P7"/>
      <text:p text:style-name="P9"><draw:frame draw:style-name="fr2" draw:name="Object5" text:anchor-type="as-char" svg:width="5.6236in" svg:height="0.3929in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8">(1.4)</text:p>
      <text:p text:style-name="P9"/>
      <text:p text:style-name="P7">Pretty obviously, we can reapply identity (1.3) to the leading term on the right side of the equation again, getting</text:p>
      <text:p text:style-name="P7"/>
      <text:p text:style-name="P9"><draw:frame draw:style-name="fr2" draw:name="Object7" text:anchor-type="as-char" svg:width="5.6535in" svg:height="0.3929in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8">(1.5)</text:p>
      <text:p text:style-name="P9"/>
      <text:p text:style-name="P7">Now, because D_4(900,k) represents the count of integer solutions to a*b*c*d &lt;= 900 where a,b,c,d &gt;= <text:s/>k, it should be trivially obvious that D_4(900,k) = 0 when k &gt; 900^(1/4). <text:s/>So, more generally, we see that</text:p>
      <text:p text:style-name="P9"/>
      <text:p text:style-name="P9"><draw:frame draw:style-name="fr2" draw:name="Object8" text:anchor-type="as-char" svg:width="1.7008in" svg:height="0.3453in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P8">(1.6)</text:p>
      <text:p text:style-name="P8"/>
      <text:p text:style-name="P7">So, if we continue the process started in (1.3) and (1.4), once k &gt; 900^(1/4), we will have removed the leading terms, leaving us with </text:p>
      <text:p text:style-name="P7"/>
      <text:p text:style-name="P9"><draw:frame draw:style-name="fr2" draw:name="Object9" text:anchor-type="as-char" svg:width="5.702in" svg:height="0.5335in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9"/>
      <text:p text:style-name="P7">In more general terms, this relationship can be written as</text:p>
      <text:p text:style-name="P7"/>
      <text:p text:style-name="P9"><draw:frame draw:style-name="fr2" draw:name="Object10" text:anchor-type="as-char" svg:width="2.639in" svg:height="0.4665in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8">(1.7)</text:p>
      <text:p text:style-name="P7"/>
      <text:p text:style-name="P7">So, applied recursively, and taking into account the two trivially identities from (1.1), (1.7) can be used to calculate the the prime power counting function from (1.1).</text:p>
      <text:p text:style-name="P7"/>
      <text:p text:style-name="P7"><text:soft-page-break/>In my C++ implementation of this function, I made aggressive use of a wheel, rejecting all numbers divisible by primes less than 29. <text:s/>This massively speeds calculations up. <text:s/>I have not, in general, been able to find any way to use caching or pre-calculation generally to speed this up any more. <text:s/>Even with a large wheel, the nested loops become slow fairly quickly.</text:p>
      <text:p text:style-name="P7"/>
      <text:p text:style-name="P7">For the sake of redundancy, here is my C# code for (1.7):</text:p>
      <text:p text:style-name="P7"/>
      <text:p text:style-name="P11">static int D( int n, int k, int a ){</text:p>
      <text:p text:style-name="P12"><text:tab/>if( k == 0 )return 1;</text:p>
      <text:p text:style-name="P12"><text:tab/>if( k ==1 ) return n - a + 1;</text:p>
      <text:p text:style-name="P12"><text:tab/>int total = 0;</text:p>
      <text:p text:style-name="P12"><text:tab/>for( int m = a; m &lt;= (int)Math.Pow( n, 1.0/k ); m++ ){</text:p>
      <text:p text:style-name="P12"><text:tab/><text:tab/>for( int j = 0; j &lt; k; j++ ){</text:p>
      <text:p text:style-name="P12"><text:tab/><text:tab/><text:tab/>total += D( n/(int)Math.Pow(m, k-j), j, m+1 ) * (int)binom( k, j );</text:p>
      <text:p text:style-name="P12"><text:tab/><text:tab/>}</text:p>
      <text:p text:style-name="P12"><text:tab/>}</text:p>
      <text:p text:style-name="P12"><text:tab/>return total;</text:p>
      <text:p text:style-name="P12">}</text:p>
      <text:p text:style-name="P11">static double fact( double val ){</text:p>
      <text:p text:style-name="P11"><text:tab/>double total = 1.0;</text:p>
      <text:p text:style-name="P11"><text:tab/>for( var i = 1; i &lt;= val; i++){</text:p>
      <text:p text:style-name="P11"><text:tab/><text:tab/>total*=i;</text:p>
      <text:p text:style-name="P11"><text:tab/>}</text:p>
      <text:p text:style-name="P11"><text:tab/>return total;</text:p>
      <text:p text:style-name="P11">}</text:p>
      <text:p text:style-name="P12">static double binom( int val, int div ){</text:p>
      <text:p text:style-name="P12"><text:tab/>return fact( val ) / ( fact(div ) * fact( val - div ) );</text:p>
      <text:p text:style-name="P12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Nathan McKenzie</meta:initial-creator>
    <meta:creation-date>2009-08-13T12:23:00</meta:creation-date>
    <dc:date>2016-05-08T13:01:53.412000000</dc:date>
    <meta:editing-cycles>96</meta:editing-cycles>
    <meta:editing-duration>P3DT4H29M34S</meta:editing-duration>
    <meta:document-statistic meta:table-count="0" meta:image-count="1" meta:object-count="15" meta:page-count="3" meta:paragraph-count="68" meta:word-count="473" meta:character-count="2538" meta:non-whitespace-character-count="208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n>1</math:mn>
      </math:msub>
      <math:mi>'</math:mi>
      <math:mrow>
        <math:mrow>
          <math:mo math:stretchy="false">(</math:mo>
          <math:mi>n</math:mi>
          <math:mo math:stretchy="false">)</math:mo>
        </math:mrow>
        <math:mo math:stretchy="false">=</math:mo>
        <math:mrow>
          <math:mi>n</math:mi>
          <math:mo math:stretchy="false">−</math:mo>
          <math:mn>1</math:mn>
        </math:mrow>
      </math:mrow>
    </math:mrow>
    <math:annotation math:encoding="StarMath 5.0">D_1'(n) = n-1















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n>4</math:mn>
      </math:msub>
      <math:mrow>
        <math:mrow>
          <math:mo math:stretchy="false">(</math:mo>
          <math:mn>900,3</math:mn>
          <math:mo math:stretchy="false">)</math:mo>
        </math:mrow>
        <math:mo math:stretchy="false">=</math:mo>
        <math:msub>
          <math:mi>D</math:mi>
          <math:mn>4</math:mn>
        </math:msub>
      </math:mrow>
      <math:mrow>
        <math:mrow>
          <math:mo math:stretchy="false">(</math:mo>
          <math:mn>900,4</math:mn>
          <math:mo math:stretchy="false">)</math:mo>
        </math:mrow>
        <math:mo math:stretchy="false">+</math:mo>
        <math:mn>4</math:mn>
      </math:mrow>
      <math:msub>
        <math:mi>D</math:mi>
        <math:mn>3</math:mn>
      </math:msub>
      <math:mrow>
        <math:mrow>
          <math:mo math:stretchy="false">(</math:mo>
          <math:mrow>
            <math:mfrac>
              <math:mn>900</math:mn>
              <math:mn>3</math:mn>
            </math:mfrac>
            <math:mi>,</math:mi>
            <math:mn>4</math:mn>
          </math:mrow>
          <math:mo math:stretchy="false">)</math:mo>
        </math:mrow>
        <math:mo math:stretchy="false">+</math:mo>
        <math:mn>6</math:mn>
      </math:mrow>
      <math:msub>
        <math:mi>D</math:mi>
        <math:mn>2</math:mn>
      </math:msub>
      <math:mrow>
        <math:mrow>
          <math:mo math:stretchy="false">(</math:mo>
          <math:mrow>
            <math:mfrac>
              <math:mn>900</math:mn>
              <math:mn>9</math:mn>
            </math:mfrac>
            <math:mi>,</math:mi>
            <math:mn>4</math:mn>
          </math:mrow>
          <math:mo math:stretchy="false">)</math:mo>
        </math:mrow>
        <math:mo math:stretchy="false">+</math:mo>
        <math:mn>4</math:mn>
      </math:mrow>
      <math:msub>
        <math:mi>D</math:mi>
        <math:mn>1</math:mn>
      </math:msub>
      <math:mrow>
        <math:mrow>
          <math:mo math:stretchy="false">(</math:mo>
          <math:mrow>
            <math:mfrac>
              <math:mn>900</math:mn>
              <math:mn>27</math:mn>
            </math:mfrac>
            <math:mi>,</math:mi>
            <math:mn>4</math:mn>
          </math:mrow>
          <math:mo math:stretchy="false">)</math:mo>
        </math:mrow>
        <math:mo math:stretchy="false">+</math:mo>
        <math:msub>
          <math:mi>D</math:mi>
          <math:mn>0</math:mn>
        </math:msub>
      </math:mrow>
      <math:mrow>
        <math:mo math:stretchy="false">(</math:mo>
        <math:mrow>
          <math:mfrac>
            <math:mn>900</math:mn>
            <math:mn>27</math:mn>
          </math:mfrac>
          <math:mi>,</math:mi>
          <math:mn>4</math:mn>
        </math:mrow>
        <math:mo math:stretchy="false">)</math:mo>
      </math:mrow>
    </math:mrow>
    <math:annotation math:encoding="StarMath 5.0">D_{4}(900,3) = D_{4}(900,4) + 4 D_{3}({900 over 3},4) + 6 D_{2}({900 over 9},4) + 4 D_{1}({900 over 27},4) + D_{0}({900 over 27},4)












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row>
        <math:mrow>
          <math:mo math:stretchy="false">(</math:mo>
          <math:mrow>
            <math:mi>n</math:mi>
            <math:mi>,</math:mi>
            <math:mi>a</math:mi>
          </math:mrow>
          <math:mo math:stretchy="false">)</math:mo>
        </math:mrow>
        <math:mo math:stretchy="false">=</math:mo>
        <math:mn>0</math:mn>
      </math:mrow>
      <math:mi math:fontstyle="italic">when</math:mi>
      <math:mrow>
        <math:mi>a</math:mi>
        <math:mo math:stretchy="false">&gt;</math:mo>
        <math:msup>
          <math:mi>n</math:mi>
          <math:mfrac>
            <math:mn>1</math:mn>
            <math:mi>k</math:mi>
          </math:mfrac>
        </math:msup>
      </math:mrow>
    </math:mrow>
    <math:annotation math:encoding="StarMath 5.0">D_{k}(n,a) = 0   when   a &gt; n^{1 over k}














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n>4</math:mn>
      </math:msub>
      <math:mrow>
        <math:mrow>
          <math:mo math:stretchy="false">(</math:mo>
          <math:mn>900,2</math:mn>
          <math:mo math:stretchy="false">)</math:mo>
        </math:mrow>
        <math:mo math:stretchy="false">=</math:mo>
        <math:mrow>
          <math:munderover>
            <math:mo math:stretchy="false">∑</math:mo>
            <math:mrow>
              <math:mi>j</math:mi>
              <math:mo math:stretchy="false">=</math:mo>
              <math:mn>2</math:mn>
            </math:mrow>
            <math:msup>
              <math:mn>900</math:mn>
              <math:mfrac>
                <math:mn>1</math:mn>
                <math:mn>4</math:mn>
              </math:mfrac>
            </math:msup>
          </math:munderover>
          <math:mrow>
            <math:mn>4</math:mn>
            <math:msub>
              <math:mi>D</math:mi>
              <math:mn>3</math:mn>
            </math:msub>
            <math:mrow>
              <math:mrow>
                <math:mo math:stretchy="false">(</math:mo>
                <math:mrow>
                  <math:mfrac>
                    <math:mn>900</math:mn>
                    <math:mi>j</math:mi>
                  </math:mfrac>
                  <math:mi>,</math:mi>
                  <math:mrow>
                    <math:mi>j</math:mi>
                    <math:mo math:stretchy="false">+</math:mo>
                    <math:mn>1</math:mn>
                  </math:mrow>
                </math:mrow>
                <math:mo math:stretchy="false">)</math:mo>
              </math:mrow>
              <math:mo math:stretchy="false">+</math:mo>
              <math:mn>6</math:mn>
            </math:mrow>
            <math:msub>
              <math:mi>D</math:mi>
              <math:mn>2</math:mn>
            </math:msub>
            <math:mrow>
              <math:mrow>
                <math:mo math:stretchy="false">(</math:mo>
                <math:mrow>
                  <math:mfrac>
                    <math:mn>900</math:mn>
                    <math:msup>
                      <math:mi>j</math:mi>
                      <math:mn>2</math:mn>
                    </math:msup>
                  </math:mfrac>
                  <math:mi>,</math:mi>
                  <math:mrow>
                    <math:mi>j</math:mi>
                    <math:mo math:stretchy="false">+</math:mo>
                    <math:mn>1</math:mn>
                  </math:mrow>
                </math:mrow>
                <math:mo math:stretchy="false">)</math:mo>
              </math:mrow>
              <math:mo math:stretchy="false">+</math:mo>
              <math:mn>4</math:mn>
            </math:mrow>
            <math:msub>
              <math:mi>D</math:mi>
              <math:mn>1</math:mn>
            </math:msub>
            <math:mrow>
              <math:mrow>
                <math:mo math:stretchy="false">(</math:mo>
                <math:mrow>
                  <math:mfrac>
                    <math:mn>900</math:mn>
                    <math:msup>
                      <math:mi>j</math:mi>
                      <math:mn>3</math:mn>
                    </math:msup>
                  </math:mfrac>
                  <math:mi>,</math:mi>
                  <math:mn>3</math:mn>
                </math:mrow>
                <math:mo math:stretchy="false">)</math:mo>
              </math:mrow>
              <math:mo math:stretchy="false">+</math:mo>
              <math:msub>
                <math:mi>D</math:mi>
                <math:mn>0</math:mn>
              </math:msub>
            </math:mrow>
            <math:mrow>
              <math:mo math:stretchy="false">(</math:mo>
              <math:mrow>
                <math:mfrac>
                  <math:mn>900</math:mn>
                  <math:msup>
                    <math:mi>j</math:mi>
                    <math:mn>4</math:mn>
                  </math:msup>
                </math:mfrac>
                <math:mi>,</math:mi>
                <math:mrow>
                  <math:mi>j</math:mi>
                  <math:mo math:stretchy="false">+</math:mo>
                  <math:mn>1</math:mn>
                </math:mrow>
              </math:mrow>
              <math:mo math:stretchy="false">)</math:mo>
            </math:mrow>
          </math:mrow>
        </math:mrow>
      </math:mrow>
    </math:mrow>
    <math:annotation math:encoding="StarMath 5.0">D_{4}(900,2) = sum from j=2 to {900^{1 over 4}} { 4 D_{3}({900 over j},j+1) + 6 D_{2}({900 over {j^2}},j+1) + 4 D_{1}({900 over {j^3}},3) + D_{0}({900 over {j^4}},j+1)}














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row>
        <math:mrow>
          <math:mo math:stretchy="false">(</math:mo>
          <math:mrow>
            <math:mi>n</math:mi>
            <math:mi>,</math:mi>
            <math:mi>a</math:mi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>m</math:mi>
              <math:mo math:stretchy="false">=</math:mo>
              <math:mi>a</math:mi>
            </math:mrow>
            <math:msup>
              <math:mi>n</math:mi>
              <math:mrow>
                <math:mn>1</math:mn>
                <math:mo math:stretchy="false">/</math:mo>
                <math:mi>k</math:mi>
              </math:mrow>
            </math:msup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0</math:mn>
              </math:mrow>
              <math:mrow>
                <math:mi>k</math:mi>
                <math:mo math:stretchy="false">−</math:mo>
                <math:mn>1</math:mn>
              </math:mrow>
            </math:munderover>
            <math:mrow>
              <math:mrow>
                <math:mo math:stretchy="false">(</math:mo>
                <math:mtable>
                  <math:mtr>
                    <math:mi>k</math:mi>
                  </math:mtr>
                  <math:mtr>
                    <math:mi>j</math:mi>
                  </math:mtr>
                </math:mtable>
                <math:mo math:stretchy="false">)</math:mo>
              </math:mrow>
              <math:msub>
                <math:mi>D</math:mi>
                <math:mi>j</math:mi>
              </math:msub>
              <math:mrow>
                <math:mo math:stretchy="false">(</math:mo>
                <math:mrow>
                  <math:mfrac>
                    <math:mi>n</math:mi>
                    <math:msup>
                      <math:mi>m</math:mi>
                      <math:mrow>
                        <math:mi>k</math:mi>
                        <math:mo math:stretchy="false">−</math:mo>
                        <math:mi>j</math:mi>
                      </math:mrow>
                    </math:msup>
                  </math:mfrac>
                  <math:mi>,</math:mi>
                  <math:mrow>
                    <math:mi>m</math:mi>
                    <math:mo math:stretchy="false">+</math:mo>
                    <math:mn>1</math:mn>
                  </math:mrow>
                </math:mrow>
                <math:mo math:stretchy="false">)</math:mo>
              </math:mrow>
            </math:mrow>
          </math:mrow>
        </math:mrow>
      </math:mrow>
    </math:mrow>
    <math:annotation math:encoding="StarMath 5.0">D_{k}(n,a) = sum from m=a to {n^{1/k}}{sum from j=0 to {k-1} { (binom{k}{j}) D_{j}( n over {m^{k-j}}, m+1) }}















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i>'</math:mi>
      <math:mrow>
        <math:mrow>
          <math:mo math:stretchy="false">(</math:mo>
          <math:mi>n</math:mi>
          <math:mo math:stretchy="false">)</math:mo>
        </math:mrow>
        <math:mo math:stretchy="false">=</math:mo>
        <math:mrow>
          <math:munder>
            <math:mo math:stretchy="false">∑</math:mo>
            <math:mrow>
              <math:mi>j</math:mi>
              <math:mo math:stretchy="false">=</math:mo>
              <math:mn>2</math:mn>
            </math:mrow>
          </math:munder>
          <math:msub>
            <math:mi>τ</math:mi>
            <math:mi>k</math:mi>
          </math:msub>
        </math:mrow>
      </math:mrow>
      <math:mi>'</math:mi>
      <math:mrow>
        <math:mo math:stretchy="false">(</math:mo>
        <math:mi>n</math:mi>
        <math:mo math:stretchy="false">)</math:mo>
      </math:mrow>
    </math:mrow>
    <math:annotation math:encoding="StarMath 5.0">D_k'(n) = sum from j=2 τ_k'(n)















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under>
        <math:mo math:stretchy="false">∑</math:mo>
        <math:mrow>
          <math:mi>k</math:mi>
          <math:mo math:stretchy="false">=</math:mo>
          <math:mn>1</math:mn>
        </math:mrow>
      </math:munder>
      <math:mrow>
        <math:mfrac>
          <math:mrow>
            <math:mo math:stretchy="false">−</math:mo>
            <math:msup>
              <math:mn>1</math:mn>
              <math:mrow>
                <math:mi>k</math:mi>
                <math:mo math:stretchy="false">+</math:mo>
                <math:mn>1</math:mn>
              </math:mrow>
            </math:msup>
          </math:mrow>
          <math:mi>k</math:mi>
        </math:mfrac>
        <math:msub>
          <math:mi>D</math:mi>
          <math:mi>k</math:mi>
        </math:msub>
        <math:mi>'</math:mi>
        <math:mrow>
          <math:mo math:stretchy="false">(</math:mo>
          <math:mi>n</math:mi>
          <math:mo math:stretchy="false">)</math:mo>
        </math:mrow>
      </math:mrow>
    </math:mrow>
    <math:annotation math:encoding="StarMath 5.0">sum from k=1 {{-1^{k+1} over k}D_k'(n)}














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n>0</math:mn>
      </math:msub>
      <math:mi>'</math:mi>
      <math:mrow>
        <math:mrow>
          <math:mo math:stretchy="false">(</math:mo>
          <math:mi>n</math:mi>
          <math:mo math:stretchy="false">)</math:mo>
        </math:mrow>
        <math:mo math:stretchy="false">=</math:mo>
        <math:mn>1</math:mn>
      </math:mrow>
    </math:mrow>
    <math:annotation math:encoding="StarMath 5.0">D_0'(n) = 1












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i>'</math:mi>
      <math:mrow>
        <math:mrow>
          <math:mo math:stretchy="false">(</math:mo>
          <math:mi>n</math:mi>
          <math:mo math:stretchy="false">)</math:mo>
        </math:mrow>
        <math:mo math:stretchy="false">=</math:mo>
        <math:mrow>
          <math:munder>
            <math:mo math:stretchy="false">∑</math:mo>
            <math:mrow>
              <math:mi>j</math:mi>
              <math:mo math:stretchy="false">=</math:mo>
              <math:mn>2</math:mn>
            </math:mrow>
          </math:munder>
          <math:mrow>
            <math:msub>
              <math:mi>D</math:mi>
              <math:mrow>
                <math:mi>k</math:mi>
                <math:mo math:stretchy="false">−</math:mo>
                <math:mn>1</math:mn>
              </math:mrow>
            </math:msub>
            <math:mi>'</math:mi>
            <math:mrow>
              <math:mo math:stretchy="false">(</math:mo>
              <math:mrow>
                <math:mo math:stretchy="false">⌊</math:mo>
                <math:mfrac>
                  <math:mi>n</math:mi>
                  <math:mi>j</math:mi>
                </math:mfrac>
                <math:mo math:stretchy="false">⌋</math:mo>
              </math:mrow>
              <math:mo math:stretchy="false">)</math:mo>
            </math:mrow>
          </math:mrow>
        </math:mrow>
      </math:mrow>
    </math:mrow>
    <math:annotation math:encoding="StarMath 5.0">D_k'(n) = sum from j=2 {D_{k-1}'( lfloor {n over j} rfloor) }













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row>
        <math:mrow>
          <math:mo math:stretchy="false">(</math:mo>
          <math:mrow>
            <math:mi>n</math:mi>
            <math:mi>,</math:mi>
            <math:mi>a</math:mi>
          </math:mrow>
          <math:mo math:stretchy="false">)</math:mo>
        </math:mrow>
        <math:mo math:stretchy="false">=</math:mo>
        <math:mrow>
          <math:munder>
            <math:mo math:stretchy="false">∑</math:mo>
            <math:mrow>
              <math:mi>j</math:mi>
              <math:mo math:stretchy="false">=</math:mo>
              <math:mi>a</math:mi>
            </math:mrow>
          </math:munder>
          <math:mrow>
            <math:msub>
              <math:mi>D</math:mi>
              <math:mrow>
                <math:mi>k</math:mi>
                <math:mo math:stretchy="false">−</math:mo>
                <math:mn>1</math:mn>
              </math:mrow>
            </math:msub>
            <math:mrow>
              <math:mo math:stretchy="false">(</math:mo>
              <math:mrow>
                <math:mrow>
                  <math:mo math:stretchy="false">⌊</math:mo>
                  <math:mfrac>
                    <math:mi>n</math:mi>
                    <math:mi>j</math:mi>
                  </math:mfrac>
                  <math:mo math:stretchy="false">⌋</math:mo>
                </math:mrow>
                <math:mi>,</math:mi>
                <math:mi>a</math:mi>
              </math:mrow>
              <math:mo math:stretchy="false">)</math:mo>
            </math:mrow>
          </math:mrow>
        </math:mrow>
      </math:mrow>
    </math:mrow>
    <math:annotation math:encoding="StarMath 5.0">D_{k}(n,a) = sum from j=a {D_{k-1}( lfloor {n over j} rfloor, a ) }














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n>0</math:mn>
      </math:msub>
      <math:mrow>
        <math:mrow>
          <math:mo math:stretchy="false">(</math:mo>
          <math:mrow>
            <math:mi>n</math:mi>
            <math:mi>,</math:mi>
            <math:mi>a</math:mi>
          </math:mrow>
          <math:mo math:stretchy="false">)</math:mo>
        </math:mrow>
        <math:mo math:stretchy="false">=</math:mo>
        <math:mn>1</math:mn>
      </math:mrow>
    </math:mrow>
    <math:annotation math:encoding="StarMath 5.0">D_{0}(n, a) = 1















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n>1</math:mn>
      </math:msub>
      <math:mrow>
        <math:mrow>
          <math:mo math:stretchy="false">(</math:mo>
          <math:mrow>
            <math:mi>n</math:mi>
            <math:mi>,</math:mi>
            <math:mi>a</math:mi>
          </math:mrow>
          <math:mo math:stretchy="false">)</math:mo>
        </math:mrow>
        <math:mo math:stretchy="false">=</math:mo>
        <math:mrow>
          <math:mrow>
            <math:mi>n</math:mi>
            <math:mo math:stretchy="false">−</math:mo>
            <math:mi>a</math:mi>
          </math:mrow>
          <math:mo math:stretchy="false">+</math:mo>
          <math:mn>1</math:mn>
        </math:mrow>
      </math:mrow>
    </math:mrow>
    <math:annotation math:encoding="StarMath 5.0">D_{1}(n, a) = n-a+1













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row>
        <math:mrow>
          <math:mo math:stretchy="false">(</math:mo>
          <math:mrow>
            <math:mi>n</math:mi>
            <math:mi>,</math:mi>
            <math:mi>a</math:mi>
          </math:mrow>
          <math:mo math:stretchy="false">)</math:mo>
        </math:mrow>
        <math:mo math:stretchy="false">=</math:mo>
        <math:mrow>
          <math:munderover>
            <math:mo math:stretchy="false">∑</math:mo>
            <math:mrow>
              <math:mi>j</math:mi>
              <math:mo math:stretchy="false">=</math:mo>
              <math:mn>0</math:mn>
            </math:mrow>
            <math:mi>k</math:mi>
          </math:munderover>
          <math:mrow>
            <math:mrow>
              <math:mo math:stretchy="false">(</math:mo>
              <math:mtable>
                <math:mtr>
                  <math:mi>k</math:mi>
                </math:mtr>
                <math:mtr>
                  <math:mi>j</math:mi>
                </math:mtr>
              </math:mtable>
              <math:mo math:stretchy="false">)</math:mo>
            </math:mrow>
            <math:msub>
              <math:mi>D</math:mi>
              <math:mi>j</math:mi>
            </math:msub>
            <math:mrow>
              <math:mo math:stretchy="false">(</math:mo>
              <math:mrow>
                <math:mfrac>
                  <math:mi>n</math:mi>
                  <math:msup>
                    <math:mi>a</math:mi>
                    <math:mrow>
                      <math:mi>k</math:mi>
                      <math:mo math:stretchy="false">−</math:mo>
                      <math:mi>j</math:mi>
                    </math:mrow>
                  </math:msup>
                </math:mfrac>
                <math:mi>,</math:mi>
                <math:mrow>
                  <math:mi>a</math:mi>
                  <math:mo math:stretchy="false">+</math:mo>
                  <math:mn>1</math:mn>
                </math:mrow>
              </math:mrow>
              <math:mo math:stretchy="false">)</math:mo>
            </math:mrow>
          </math:mrow>
        </math:mrow>
      </math:mrow>
    </math:mrow>
    <math:annotation math:encoding="StarMath 5.0">D_{k}(n,a) = sum from j=0 to k { (binom{k}{j}) D_{j}( n over {a^{k-j}}, a+1) }














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n>4</math:mn>
      </math:msub>
      <math:mrow>
        <math:mrow>
          <math:mo math:stretchy="false">(</math:mo>
          <math:mn>900,2</math:mn>
          <math:mo math:stretchy="false">)</math:mo>
        </math:mrow>
        <math:mo math:stretchy="false">=</math:mo>
        <math:msub>
          <math:mi>D</math:mi>
          <math:mn>4</math:mn>
        </math:msub>
      </math:mrow>
      <math:mrow>
        <math:mrow>
          <math:mo math:stretchy="false">(</math:mo>
          <math:mn>900,3</math:mn>
          <math:mo math:stretchy="false">)</math:mo>
        </math:mrow>
        <math:mo math:stretchy="false">+</math:mo>
        <math:mn>4</math:mn>
      </math:mrow>
      <math:msub>
        <math:mi>D</math:mi>
        <math:mn>3</math:mn>
      </math:msub>
      <math:mrow>
        <math:mrow>
          <math:mo math:stretchy="false">(</math:mo>
          <math:mrow>
            <math:mfrac>
              <math:mn>900</math:mn>
              <math:mn>2</math:mn>
            </math:mfrac>
            <math:mi>,</math:mi>
            <math:mn>3</math:mn>
          </math:mrow>
          <math:mo math:stretchy="false">)</math:mo>
        </math:mrow>
        <math:mo math:stretchy="false">+</math:mo>
        <math:mn>6</math:mn>
      </math:mrow>
      <math:msub>
        <math:mi>D</math:mi>
        <math:mn>2</math:mn>
      </math:msub>
      <math:mrow>
        <math:mrow>
          <math:mo math:stretchy="false">(</math:mo>
          <math:mrow>
            <math:mfrac>
              <math:mn>900</math:mn>
              <math:mn>4</math:mn>
            </math:mfrac>
            <math:mi>,</math:mi>
            <math:mn>3</math:mn>
          </math:mrow>
          <math:mo math:stretchy="false">)</math:mo>
        </math:mrow>
        <math:mo math:stretchy="false">+</math:mo>
        <math:mn>4</math:mn>
      </math:mrow>
      <math:msub>
        <math:mi>D</math:mi>
        <math:mn>1</math:mn>
      </math:msub>
      <math:mrow>
        <math:mrow>
          <math:mo math:stretchy="false">(</math:mo>
          <math:mrow>
            <math:mfrac>
              <math:mn>900</math:mn>
              <math:mn>8</math:mn>
            </math:mfrac>
            <math:mi>,</math:mi>
            <math:mn>3</math:mn>
          </math:mrow>
          <math:mo math:stretchy="false">)</math:mo>
        </math:mrow>
        <math:mo math:stretchy="false">+</math:mo>
        <math:msub>
          <math:mi>D</math:mi>
          <math:mn>0</math:mn>
        </math:msub>
      </math:mrow>
      <math:mrow>
        <math:mo math:stretchy="false">(</math:mo>
        <math:mrow>
          <math:mfrac>
            <math:mn>900</math:mn>
            <math:mn>16</math:mn>
          </math:mfrac>
          <math:mi>,</math:mi>
          <math:mn>3</math:mn>
        </math:mrow>
        <math:mo math:stretchy="false">)</math:mo>
      </math:mrow>
    </math:mrow>
    <math:annotation math:encoding="StarMath 5.0">D_{4}(900,2) = D_{4}(900,3) + 4 D_{3}({900 over 2},3) + 6 D_{2}({900 over 4},3) + 4 D_{1}({900 over 8},3) + D_{0}({900 over 16},3)













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under>
        <math:mo math:stretchy="false">∑</math:mo>
        <math:mrow>
          <math:mi>k</math:mi>
          <math:mo math:stretchy="false">=</math:mo>
          <math:mn>1</math:mn>
        </math:mrow>
      </math:munder>
      <math:mrow>
        <math:mfrac>
          <math:mrow>
            <math:mo math:stretchy="false">−</math:mo>
            <math:msup>
              <math:mn>1</math:mn>
              <math:mrow>
                <math:mi>k</math:mi>
                <math:mo math:stretchy="false">+</math:mo>
                <math:mn>1</math:mn>
              </math:mrow>
            </math:msup>
          </math:mrow>
          <math:mi>k</math:mi>
        </math:mfrac>
        <math:msub>
          <math:mi>D</math:mi>
          <math:mi>k</math:mi>
        </math:msub>
        <math:mrow>
          <math:mo math:stretchy="false">(</math:mo>
          <math:mrow>
            <math:mi>n</math:mi>
            <math:mi>,</math:mi>
            <math:mn>2</math:mn>
          </math:mrow>
          <math:mo math:stretchy="false">)</math:mo>
        </math:mrow>
      </math:mrow>
    </math:mrow>
    <math:annotation math:encoding="StarMath 5.0">sum from k=1 {{-1^{k+1} over k}D_k(n,2)}
















</math:annotation>
  </math:semantics>
</math:math>
</file>